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rained_model_154876521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asil analisi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ld\new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eu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9:39:17.076825020</meta:creation-date>
    <dc:date>2019-01-29T19:46:29.417929882</dc:date>
    <meta:editing-duration>PT7M12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